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ff00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cores" table:style-name="ta1"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red</text:p>
          </table:table-cell>
          <table:table-cell table:number-columns-repeated="6"/>
          <table:table-cell office:value-type="string" calcext:value-type="string">
            <text:p>red</text:p>
          </table:table-cell>
          <table:table-cell table:number-columns-repeated="40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3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number-columns-repeated="3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table:number-columns-repeated="3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3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3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3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3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37"/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6"/>
          <table:table-cell office:value-type="string" calcext:value-type="string">
            <text:p>blue</text:p>
          </table:table-cell>
          <table:table-cell table:number-columns-repeated="40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3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number-columns-repeated="3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3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table:number-columns-repeated="3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3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table:number-columns-repeated="3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3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number-columns-repeated="3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table:number-columns-repeated="3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 table:number-rows-repeated="1048548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7:05:34.791523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2T17:27:10.273853779</dc:date>
    <dc:creator>Andy Wills</dc:creator>
    <meta:editing-duration>PT16H21M7S</meta:editing-duration>
    <meta:editing-cycles>4</meta:editing-cycles>
    <meta:generator>LibreOffice/6.4.7.2$Linux_X86_64 LibreOffice_project/40$Build-2</meta:generator>
    <meta:document-statistic meta:table-count="1" meta:cell-count="196" meta:object-count="0"/>
  </office:meta>
</office:document-meta>
</file>